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6.075cm"/>
    </style:style>
    <style:style style:name="co10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2"/>
    <style:style style:name="ce12" style:family="table-cell" style:parent-style-name="Default" style:data-style-name="N112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2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1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13" style:family="table-cell" style:parent-style-name="Default" style:data-style-name="N37"/>
    <style:style style:name="ce24" style:family="table-cell" style:parent-style-name="Default" style:data-style-name="N112">
      <style:table-cell-properties fo:border-bottom="2.24pt solid #000000" fo:background-color="#ffff00" fo:border-left="none" fo:border-right="none" fo:border-top="2.24pt solid #000000"/>
    </style:style>
    <style:style style:name="ce25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 table:style-name="co7" table:number-columns-repeated="21" table:default-cell-style-name="Default"/>
        <table:table-column table:style-name="co8" table:default-cell-style-name="Default"/>
        <table:table-column table:style-name="co5" table:number-columns-repeated="996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417100" calcext:value-type="float">
            <text:p>1417100</text:p>
          </table:table-cell>
          <table:table-cell table:style-name="ce3" table:formula="of:=SUM([.D4:.D113])" office:value-type="float" office:value="960700" calcext:value-type="float">
            <text:p>960700</text:p>
          </table:table-cell>
          <table:table-cell table:style-name="ce12"/>
          <table:table-cell table:style-name="ce16" table:formula="of:=SUM([.F4:.F113])" office:value-type="float" office:value="67480.9523809524" calcext:value-type="float">
            <text:p>67481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600" calcext:value-type="float">
            <text:p>66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4800" calcext:value-type="float">
            <text:p>48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5700" calcext:value-type="float">
            <text:p>257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number-columns-repeated="99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8"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6])" office:value-type="float" office:value="1800" calcext:value-type="float">
            <text:p>180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7])" office:value-type="float" office:value="23300" calcext:value-type="float">
            <text:p>23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8])" office:value-type="float" office:value="4200" calcext:value-type="float">
            <text:p>420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9])" office:value-type="float" office:value="6400" calcext:value-type="float">
            <text:p>64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10])" office:value-type="float" office:value="13200" calcext:value-type="float">
            <text:p>13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table:formula="of:=[.C11]-SUM([.G11:.AA11])" office:value-type="float" office:value="4200" calcext:value-type="float">
            <text:p>420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12])" office:value-type="float" office:value="6000" calcext:value-type="float">
            <text:p>600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13])" office:value-type="float" office:value="7400" calcext:value-type="float">
            <text:p>74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14])" office:value-type="float" office:value="8900" calcext:value-type="float">
            <text:p>890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15])" office:value-type="float" office:value="10800" calcext:value-type="float">
            <text:p>108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16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19])" office:value-type="float" office:value="6000" calcext:value-type="float">
            <text:p>600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21])" office:value-type="float" office:value="5500" calcext:value-type="float">
            <text:p>55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99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22])" office:value-type="float" office:value="21000" calcext:value-type="float">
            <text:p>21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23])" office:value-type="float" office:value="6000" calcext:value-type="float">
            <text:p>60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24])" office:value-type="float" office:value="13200" calcext:value-type="float">
            <text:p>132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25])" office:value-type="float" office:value="33600" calcext:value-type="float">
            <text:p>336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26])" office:value-type="float" office:value="7200" calcext:value-type="float">
            <text:p>72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28])" office:value-type="float" office:value="3600" calcext:value-type="float">
            <text:p>36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29])" office:value-type="float" office:value="3000" calcext:value-type="float">
            <text:p>300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30])" office:value-type="float" office:value="27800" calcext:value-type="float">
            <text:p>27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32])" office:value-type="float" office:value="8400" calcext:value-type="float">
            <text:p>84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33])" office:value-type="float" office:value="39000" calcext:value-type="float">
            <text:p>39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34])" office:value-type="float" office:value="7800" calcext:value-type="float">
            <text:p>78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table:formula="of:=[.C35]-SUM([.G35:.AA35])" office:value-type="float" office:value="6600" calcext:value-type="float">
            <text:p>660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36])" office:value-type="float" office:value="14400" calcext:value-type="float">
            <text:p>144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37])" office:value-type="float" office:value="15600" calcext:value-type="float">
            <text:p>156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38])" office:value-type="float" office:value="12700" calcext:value-type="float">
            <text:p>127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39])" office:value-type="float" office:value="15300" calcext:value-type="float">
            <text:p>153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40])" office:value-type="float" office:value="3900" calcext:value-type="float">
            <text:p>39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41])" office:value-type="float" office:value="3700" calcext:value-type="float">
            <text:p>37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42])" office:value-type="float" office:value="3300" calcext:value-type="float">
            <text:p>33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43])" office:value-type="float" office:value="7800" calcext:value-type="float">
            <text:p>78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44])" office:value-type="float" office:value="7200" calcext:value-type="float">
            <text:p>72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45])" office:value-type="float" office:value="20000" calcext:value-type="float">
            <text:p>200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46])" office:value-type="float" office:value="20400" calcext:value-type="float">
            <text:p>204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47])" office:value-type="float" office:value="7800" calcext:value-type="float">
            <text:p>78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48])" office:value-type="float" office:value="4500" calcext:value-type="float">
            <text:p>45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49])" office:value-type="float" office:value="20600" calcext:value-type="float">
            <text:p>206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50])" office:value-type="float" office:value="13400" calcext:value-type="float">
            <text:p>134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51])" office:value-type="float" office:value="4200" calcext:value-type="float">
            <text:p>42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52])" office:value-type="float" office:value="23200" calcext:value-type="float">
            <text:p>232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53])" office:value-type="float" office:value="16800" calcext:value-type="float">
            <text:p>168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54])" office:value-type="float" office:value="10300" calcext:value-type="float">
            <text:p>103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55])" office:value-type="float" office:value="10900" calcext:value-type="float">
            <text:p>109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56])" office:value-type="float" office:value="21400" calcext:value-type="float">
            <text:p>21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57])" office:value-type="float" office:value="10800" calcext:value-type="float">
            <text:p>108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58])" office:value-type="float" office:value="10800" calcext:value-type="float">
            <text:p>108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59])" office:value-type="float" office:value="4800" calcext:value-type="float">
            <text:p>48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60])" office:value-type="float" office:value="5100" calcext:value-type="float">
            <text:p>51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61])" office:value-type="float" office:value="22800" calcext:value-type="float">
            <text:p>228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62])" office:value-type="float" office:value="10200" calcext:value-type="float">
            <text:p>102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63])" office:value-type="float" office:value="10200" calcext:value-type="float">
            <text:p>102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64])" office:value-type="float" office:value="10800" calcext:value-type="float">
            <text:p>108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65])" office:value-type="float" office:value="10200" calcext:value-type="float">
            <text:p>102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66])" office:value-type="float" office:value="23000" calcext:value-type="float">
            <text:p>23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67])" office:value-type="float" office:value="21600" calcext:value-type="float">
            <text:p>216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68])" office:value-type="float" office:value="21600" calcext:value-type="float">
            <text:p>216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69])" office:value-type="float" office:value="17200" calcext:value-type="float">
            <text:p>172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70])" office:value-type="float" office:value="11400" calcext:value-type="float">
            <text:p>114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71])" office:value-type="float" office:value="11400" calcext:value-type="float">
            <text:p>114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72])" office:value-type="float" office:value="11500" calcext:value-type="float">
            <text:p>115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73])" office:value-type="float" office:value="12000" calcext:value-type="float">
            <text:p>120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74])" office:value-type="float" office:value="10800" calcext:value-type="float">
            <text:p>108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75])" office:value-type="float" office:value="11400" calcext:value-type="float">
            <text:p>114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76])" office:value-type="float" office:value="12600" calcext:value-type="float">
            <text:p>126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77])" office:value-type="float" office:value="6000" calcext:value-type="float">
            <text:p>60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78])" office:value-type="float" office:value="11400" calcext:value-type="float">
            <text:p>114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79])" office:value-type="float" office:value="22800" calcext:value-type="float">
            <text:p>228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80])" office:value-type="float" office:value="22800" calcext:value-type="float">
            <text:p>228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81])" office:value-type="float" office:value="12000" calcext:value-type="float">
            <text:p>120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21" table:default-cell-style-name="Default"/>
        <table:table-row table:style-name="ro1"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formula="of:=SUM([.C2:.C105])" office:value-type="float" office:value="6560" calcext:value-type="float">
            <text:p>6560</text:p>
          </table:table-cell>
          <table:table-cell table:style-name="ce24"/>
          <table:table-cell table:style-name="ce25" table:formula="of:=SUM([.E2:.E105])" office:value-type="float" office:value="0" calcext:value-type="float">
            <text:p>0</text:p>
          </table:table-cell>
          <table:table-cell table:style-name="ce22"/>
          <table:table-cell table:style-name="ce22" table:formula="of:=SUM([.G2:.G105])" office:value-type="float" office:value="0" calcext:value-type="float">
            <text:p>0</text:p>
          </table:table-cell>
          <table:table-cell table:style-name="ce22" table:formula="of:=SUM([.H2:.H105])" office:value-type="float" office:value="0" calcext:value-type="float">
            <text:p>0</text:p>
          </table:table-cell>
          <table:table-cell table:style-name="ce22" table:formula="of:=SUM([.I2:.I105])" office:value-type="float" office:value="0" calcext:value-type="float">
            <text:p>0</text:p>
          </table:table-cell>
          <table:table-cell table:style-name="ce22" table:formula="of:=SUM([.J2:.J105])" office:value-type="float" office:value="0" calcext:value-type="float">
            <text:p>0</text:p>
          </table:table-cell>
          <table:table-cell table:style-name="ce22" table:formula="of:=SUM([.K2:.K105])" office:value-type="float" office:value="0" calcext:value-type="float">
            <text:p>0</text:p>
          </table:table-cell>
          <table:table-cell table:style-name="ce22" table:formula="of:=SUM([.L2:.L105])" office:value-type="float" office:value="0" calcext:value-type="float">
            <text:p>0</text:p>
          </table:table-cell>
          <table:table-cell table:style-name="ce22" table:formula="of:=SUM([.M2:.M105])" office:value-type="float" office:value="0" calcext:value-type="float">
            <text:p>0</text:p>
          </table:table-cell>
          <table:table-cell table:style-name="ce22" table:formula="of:=SUM([.N2:.N105])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3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 </number:text>
      <number:month number:textual="true"/>
      <number:text> </number:text>
      <number:year/>
    </number:date-style>
    <number:date-style style:name="N111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09-19T21:59:13.186580038</dc:date>
    <meta:editing-duration>PT4H14M59S</meta:editing-duration>
    <meta:editing-cycles>63</meta:editing-cycles>
    <meta:generator>LibreOffice/7.3.7.2$Linux_X86_64 LibreOffice_project/30$Build-2</meta:generator>
    <meta:document-statistic meta:table-count="3" meta:cell-count="2296" meta:object-count="0"/>
  </office:meta>
</office:document-meta>
</file>